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26cm" fo:min-width="3.06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3.1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0.77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0.3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7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.375cm"/>
    </style:style>
    <style:style style:name="gr10" style:family="graphic" style:parent-style-name="standard">
      <style:graphic-properties draw:stroke="none" svg:stroke-color="#000000" draw:fill="none" draw:fill-color="#ffffff" fo:min-height="0.1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51cm" fo:min-width="1.29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2.60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1.05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67cm" fo:min-width="0.4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551cm" fo:min-width="1.6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0.97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703cm" fo:min-width="0.701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0.8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6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3" draw:id="id3" draw:layer="layout" svg:width="3.95cm" svg:height="1.1cm" svg:x="2.775cm" svg:y="1.5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4" draw:id="id4" draw:layer="layout" svg:width="6cm" svg:height="1cm" svg:x="1.75cm" svg:y="4.7cm">
          <text:p text:style-name="P1"><text:span text:style-name="T2">piš (“Zadej velikost pole: 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5" draw:id="id5" draw:layer="layout" svg:width="2.1cm" svg:height="1cm" svg:x="3.7cm" svg:y="6.6cm">
          <text:p text:style-name="P1"><text:span text:style-name="T2">čti siz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1" draw:id="id1" draw:layer="layout" svg:width="1.7cm" svg:height="1.8cm" svg:x="3.9cm" svg:y="8.6cm">
          <text:p text:style-name="P1"><text:span text:style-name="T2">size &lt;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draw:line-skew="2.048cm" svg:x1="5.6cm" svg:y1="9.5cm" svg:x2="4.75cm" svg:y2="3.65cm" draw:start-shape="id1" draw:start-glue-point="7" draw:end-shape="id2" draw:end-glue-point="0" svg:d="M5600 9500h2550v-5850h-3400" svg:viewBox="0 0 3401 5851">
          <text:p text:style-name="P1"><text:span text:style-name="T1"/></text:p>
        </draw:connector>
        <draw:connector draw:style-name="gr5" draw:text-style-name="P2" xml:id="id2" draw:id="id2" draw:layer="layout" draw:type="line" svg:x1="4.75cm" svg:y1="2.6cm" svg:x2="4.75cm" svg:y2="4.7cm" draw:start-shape="id3" draw:start-glue-point="6" draw:end-shape="id4" draw:end-glue-point="5" svg:d="M4750 2600v2100" svg:viewBox="0 0 1 2101">
          <text:p text:style-name="P1"><text:span text:style-name="T1"/></text:p>
        </draw:connector>
        <draw:connector draw:style-name="gr5" draw:text-style-name="P2" draw:layer="layout" draw:type="line" svg:x1="4.75cm" svg:y1="5.7cm" svg:x2="4.75cm" svg:y2="6.6cm" draw:start-shape="id4" draw:start-glue-point="8" draw:end-shape="id5" draw:end-glue-point="5" svg:d="M4750 5700v900" svg:viewBox="0 0 1 901">
          <text:p text:style-name="P1"><text:span text:style-name="T1"/></text:p>
        </draw:connector>
        <draw:connector draw:style-name="gr5" draw:text-style-name="P2" draw:layer="layout" draw:type="line" svg:x1="4.75cm" svg:y1="7.6cm" svg:x2="4.75cm" svg:y2="8.6cm" draw:start-shape="id5" draw:start-glue-point="8" draw:end-shape="id1" draw:end-glue-point="4" svg:d="M4750 7600v1000" svg:viewBox="0 0 1 1001">
          <text:p text:style-name="P1"><text:span text:style-name="T1"/></text:p>
        </draw:connector>
        <draw:connector draw:style-name="gr5" draw:text-style-name="P2" draw:layer="layout" draw:type="line" svg:x1="4.75cm" svg:y1="10.4cm" svg:x2="4.8cm" svg:y2="11.7cm" draw:start-shape="id1" draw:start-glue-point="6" draw:end-shape="id6" draw:end-glue-point="0" svg:d="M4750 10400l50 1300" svg:viewBox="0 0 51 1301">
          <text:p text:style-name="P1"><text:span text:style-name="T1"/></text:p>
        </draw:connector>
        <draw:custom-shape draw:style-name="gr6" draw:text-style-name="P2" xml:id="id6" draw:id="id6" draw:layer="layout" svg:width="6.2cm" svg:height="1cm" svg:x="1.7cm" svg:y="11.7cm">
          <text:p text:style-name="P1"><text:span text:style-name="T2">int array[size], differences[size – 1];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8cm" svg:y1="12.7cm" svg:x2="4.8cm" svg:y2="13.9cm" draw:start-shape="id6" draw:start-glue-point="2" draw:end-shape="id7" draw:end-glue-point="4" svg:d="M4800 12700v1200" svg:viewBox="0 0 1 1201">
          <text:p text:style-name="P1"><text:span text:style-name="T1"/></text:p>
        </draw:connector>
        <draw:frame draw:style-name="gr7" draw:text-style-name="P4" draw:layer="layout" svg:width="1.5cm" svg:height="0.725cm" svg:x="5.4cm" svg:y="9cm">
          <draw:text-box>
            <text:p text:style-name="P1"><text:span text:style-name="T3">ANO</text:span></text:p>
          </draw:text-box>
        </draw:frame>
        <draw:frame draw:style-name="gr8" draw:text-style-name="P4" draw:layer="layout" svg:width="1cm" svg:height="0.607cm" svg:x="4.6cm" svg:y="10.6cm">
          <draw:text-box>
            <text:p text:style-name="P1"><text:span text:style-name="T3">NE</text:span></text:p>
          </draw:text-box>
        </draw:frame>
        <draw:frame draw:style-name="gr9" draw:text-style-name="P4" draw:layer="layout" svg:width="1.1cm" svg:height="0.625cm" svg:x="6.4cm" svg:y="13.775cm">
          <draw:text-box>
            <text:p text:style-name="P1"><text:span text:style-name="T3">NE</text:span></text:p>
          </draw:text-box>
        </draw:frame>
        <draw:frame draw:style-name="gr10" draw:text-style-name="P4" draw:layer="layout" svg:width="1.2cm" svg:height="0.607cm" svg:x="3.8cm" svg:y="14.7cm">
          <draw:text-box>
            <text:p text:style-name="P1"><text:span text:style-name="T3">ANO</text:span></text:p>
          </draw:text-box>
        </draw:frame>
        <draw:custom-shape draw:style-name="gr11" draw:text-style-name="P2" xml:id="id7" draw:id="id7" draw:layer="layout" svg:width="3cm" svg:height="0.8cm" svg:x="3.3cm" svg:y="13.9cm">
          <text:p text:style-name="P1"><text:span text:style-name="T4">i = 0; i &lt; siz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3" xml:id="id8" draw:id="id8" draw:layer="layout" svg:width="5.1cm" svg:height="1cm" svg:x="2.25cm" svg:y="15.7cm">
          <text:p text:style-name="P1"><text:span text:style-name="T2">piš (“Zadej hodnotu: 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xml:id="id9" draw:id="id9" draw:layer="layout" svg:width="2.55cm" svg:height="1cm" svg:x="3.55cm" svg:y="17.6cm">
          <text:p text:style-name="P1"><text:span text:style-name="T2">čti array[i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4.8cm" svg:y1="16.7cm" svg:x2="4.825cm" svg:y2="17.6cm" draw:start-shape="id8" draw:start-glue-point="8" draw:end-shape="id9" draw:end-glue-point="5" svg:d="M4800 16700l25 900" svg:viewBox="0 0 26 901">
          <text:p/>
        </draw:connector>
        <draw:connector draw:style-name="gr14" draw:text-style-name="P5" draw:layer="layout" draw:type="line" svg:x1="4.8cm" svg:y1="14.7cm" svg:x2="4.8cm" svg:y2="15.7cm" draw:start-shape="id7" draw:start-glue-point="6" draw:end-shape="id8" draw:end-glue-point="5" svg:d="M4800 14700v1000" svg:viewBox="0 0 1 1001">
          <text:p/>
        </draw:connector>
        <draw:connector draw:style-name="gr14" draw:text-style-name="P5" draw:layer="layout" draw:line-skew="0cm -0.899cm" svg:x1="4.8cm" svg:y1="20.3cm" svg:x2="3.3cm" svg:y2="14.3cm" draw:start-shape="id10" draw:start-glue-point="2" draw:end-shape="id7" draw:end-glue-point="5" svg:d="M4800 20300v501h-2900v-6501h1400" svg:viewBox="0 0 2901 6502">
          <text:p/>
        </draw:connector>
        <draw:connector draw:style-name="gr14" draw:text-style-name="P5" draw:layer="layout" draw:line-skew="0.798cm 2.099cm" svg:x1="6.3cm" svg:y1="14.3cm" svg:x2="4.95cm" svg:y2="22.5cm" draw:start-shape="id7" draw:start-glue-point="7" draw:end-shape="id11" draw:end-glue-point="4" svg:d="M6300 14300h1300v6400h-2650v1800" svg:viewBox="0 0 2651 8201">
          <text:p/>
        </draw:connector>
        <draw:custom-shape draw:style-name="gr15" draw:text-style-name="P5" xml:id="id11" draw:id="id11" draw:layer="layout" svg:width="1.3cm" svg:height="1.3cm" svg:x="4.3cm" svg:y="22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.2cm" svg:height="0.607cm" svg:x="15cm" svg:y="11.453cm">
          <draw:text-box>
            <text:p text:style-name="P1"><text:span text:style-name="T3">ANO</text:span></text:p>
          </draw:text-box>
        </draw:frame>
        <draw:frame draw:style-name="gr9" draw:text-style-name="P4" draw:layer="layout" svg:width="1.1cm" svg:height="0.625cm" svg:x="13.5cm" svg:y="17.175cm">
          <draw:text-box>
            <text:p text:style-name="P1"><text:span text:style-name="T3">NE</text:span></text:p>
          </draw:text-box>
        </draw:frame>
        <draw:custom-shape draw:style-name="gr11" draw:text-style-name="P2" xml:id="id12" draw:id="id12" draw:layer="layout" svg:width="3cm" svg:height="0.8cm" svg:x="13.65cm" svg:y="3.06cm">
          <text:p text:style-name="P1"><text:span text:style-name="T4">i = 0; i &lt; siz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text-style-name="P2" xml:id="id13" draw:id="id13" draw:layer="layout" svg:width="1.6cm" svg:height="0.7cm" svg:x="14.35cm" svg:y="5.26cm">
          <text:p text:style-name="P1"><text:span text:style-name="T2">min = i;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5.15cm" svg:y1="3.86cm" svg:x2="15.15cm" svg:y2="5.26cm" draw:start-shape="id12" draw:start-glue-point="6" draw:end-shape="id13" draw:end-glue-point="0" svg:d="M15150 3860v1400" svg:viewBox="0 0 1 1401">
          <text:p/>
        </draw:connector>
        <draw:custom-shape draw:style-name="gr17" draw:text-style-name="P2" xml:id="id14" draw:id="id14" draw:layer="layout" svg:width="3.6cm" svg:height="0.8cm" svg:x="13.35cm" svg:y="6.96cm">
          <text:p text:style-name="P1"><text:span text:style-name="T4">j = i + 1; j &lt; siz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4" draw:text-style-name="P5" draw:layer="layout" draw:type="line" svg:x1="15.15cm" svg:y1="5.96cm" svg:x2="15.15cm" svg:y2="6.96cm" draw:start-shape="id13" draw:start-glue-point="2" draw:end-shape="id14" draw:end-glue-point="4" svg:d="M15150 5960v1000" svg:viewBox="0 0 1 1001">
          <text:p/>
        </draw:connector>
        <draw:connector draw:style-name="gr14" draw:text-style-name="P5" draw:layer="layout" draw:type="line" svg:x1="15.158cm" svg:y1="7.76cm" svg:x2="15.175cm" svg:y2="9.2cm" draw:end-shape="id15" draw:end-glue-point="4" svg:d="M15158 7760l17 1440" svg:viewBox="0 0 18 1441">
          <text:p/>
        </draw:connector>
        <draw:frame draw:style-name="gr10" draw:text-style-name="P4" draw:layer="layout" svg:width="1.2cm" svg:height="0.607cm" svg:x="14cm" svg:y="7.96cm">
          <draw:text-box>
            <text:p text:style-name="P1"><text:span text:style-name="T3">ANO</text:span></text:p>
          </draw:text-box>
        </draw:frame>
        <draw:custom-shape draw:style-name="gr18" draw:text-style-name="P3" xml:id="id15" draw:id="id15" draw:layer="layout" svg:width="2.95cm" svg:height="2.3cm" svg:x="13.7cm" svg:y="9.2cm">
          <text:p text:style-name="P1"><text:span text:style-name="T5">array[j] &lt; array[min]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16" draw:id="id16" draw:layer="layout" svg:width="1.6cm" svg:height="0.7cm" svg:x="14.35cm" svg:y="12.36cm">
          <text:p text:style-name="P1"><text:span text:style-name="T2">min = j;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5.175cm" svg:y1="11.5cm" svg:x2="15.15cm" svg:y2="12.36cm" draw:start-shape="id15" draw:start-glue-point="6" draw:end-shape="id16" draw:end-glue-point="0" svg:d="M15175 11500l-25 860" svg:viewBox="0 0 26 861">
          <text:p/>
        </draw:connector>
        <draw:connector draw:style-name="gr14" draw:text-style-name="P5" draw:layer="layout" draw:line-skew="0cm 3.519cm" svg:x1="13.35cm" svg:y1="7.36cm" svg:x2="15.25cm" svg:y2="16.8cm" draw:start-shape="id14" draw:start-glue-point="5" draw:end-shape="id17" draw:end-glue-point="4" svg:d="M13350 7360h-501v8440h2401v1000" svg:viewBox="0 0 2402 9441">
          <text:p/>
        </draw:connector>
        <draw:connector draw:style-name="gr14" draw:text-style-name="P5" draw:layer="layout" draw:line-skew="0cm 1.048cm" svg:x1="15.1cm" svg:y1="15cm" svg:x2="16.95cm" svg:y2="7.36cm" draw:start-shape="id18" draw:start-glue-point="2" draw:end-shape="id14" draw:end-glue-point="7" svg:d="M15100 15000v501h3400v-8141h-1550" svg:viewBox="0 0 3401 8142">
          <text:p/>
        </draw:connector>
        <draw:frame draw:style-name="gr9" draw:text-style-name="P4" draw:layer="layout" svg:width="1.1cm" svg:height="0.625cm" svg:x="12.4cm" svg:y="6.936cm">
          <draw:text-box>
            <text:p text:style-name="P1"><text:span text:style-name="T3">NE</text:span></text:p>
          </draw:text-box>
        </draw:frame>
        <draw:frame draw:style-name="gr10" draw:text-style-name="P4" draw:layer="layout" svg:width="1.2cm" svg:height="0.607cm" svg:x="14.1cm" svg:y="3.955cm">
          <draw:text-box>
            <text:p text:style-name="P1"><text:span text:style-name="T3">ANO</text:span></text:p>
          </draw:text-box>
        </draw:frame>
        <draw:frame draw:style-name="gr9" draw:text-style-name="P4" draw:layer="layout" svg:width="1.1cm" svg:height="0.625cm" svg:x="16.4cm" svg:y="2.875cm">
          <draw:text-box>
            <text:p text:style-name="P1"><text:span text:style-name="T3">NE</text:span></text:p>
          </draw:text-box>
        </draw:frame>
        <draw:custom-shape draw:style-name="gr15" draw:text-style-name="P5" xml:id="id19" draw:id="id19" draw:layer="layout" svg:width="1.3cm" svg:height="1.3cm" svg:x="14.5cm" svg:y="1.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line" svg:x1="15.15cm" svg:y1="2.4cm" svg:x2="15.15cm" svg:y2="3.06cm" draw:start-shape="id19" draw:start-glue-point="8" draw:end-shape="id12" draw:end-glue-point="4" svg:d="M15150 2400v660" svg:viewBox="0 0 1 661">
          <text:p/>
        </draw:connector>
        <draw:custom-shape draw:style-name="gr4" draw:text-style-name="P3" xml:id="id17" draw:id="id17" draw:layer="layout" svg:width="1.7cm" svg:height="1.8cm" svg:x="14.4cm" svg:y="16.8cm">
          <text:p text:style-name="P1"><text:span text:style-name="T2">min != i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2" xml:id="id21" draw:id="id21" draw:layer="layout" svg:width="4.2cm" svg:height="1.7cm" svg:x="13.2cm" svg:y="19.7cm">
          <text:p text:style-name="P1"><text:span text:style-name="T2">j = array[i];</text:span></text:p>
          <text:p text:style-name="P1"><text:span text:style-name="T2">array[i] = array[min];</text:span></text:p>
          <text:p text:style-name="P1"><text:span text:style-name="T2">array[min] = j;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line-skew="0cm -1.649cm" svg:x1="15.3cm" svg:y1="23.5cm" svg:x2="13.65cm" svg:y2="3.46cm" draw:start-shape="id20" draw:start-glue-point="2" draw:end-shape="id12" draw:end-glue-point="5" svg:d="M15300 23500v501h-3800v-20541h2150" svg:viewBox="0 0 3801 20542">
          <text:p/>
        </draw:connector>
        <draw:connector draw:style-name="gr14" draw:text-style-name="P5" draw:layer="layout" draw:type="line" svg:x1="15.25cm" svg:y1="18.6cm" svg:x2="15.3cm" svg:y2="19.7cm" draw:start-shape="id17" draw:start-glue-point="6" draw:end-shape="id21" draw:end-glue-point="0" svg:d="M15250 18600l50 1100" svg:viewBox="0 0 51 1101">
          <text:p/>
        </draw:connector>
        <draw:frame draw:style-name="gr10" draw:text-style-name="P4" draw:layer="layout" svg:width="1.2cm" svg:height="0.607cm" svg:x="15.1cm" svg:y="18.6cm">
          <draw:text-box>
            <text:p text:style-name="P1"><text:span text:style-name="T3">ANO</text:span></text:p>
          </draw:text-box>
        </draw:frame>
        <draw:frame draw:style-name="gr9" draw:text-style-name="P4" draw:layer="layout" svg:width="1.1cm" svg:height="0.625cm" svg:x="16.4cm" svg:y="9.875cm">
          <draw:text-box>
            <text:p text:style-name="P1"><text:span text:style-name="T3">NE</text:span></text:p>
          </draw:text-box>
        </draw:frame>
        <draw:connector draw:style-name="gr14" draw:text-style-name="P5" draw:layer="layout" draw:line-skew="2.248cm 9.819cm" svg:x1="16.65cm" svg:y1="3.46cm" svg:x2="15.2cm" svg:y2="25.2cm" draw:start-shape="id12" draw:start-glue-point="7" draw:end-shape="id22" draw:end-glue-point="4" svg:d="M16650 3460h2750v20890h-4200v850" svg:viewBox="0 0 4201 21741">
          <text:p/>
        </draw:connector>
        <draw:custom-shape draw:style-name="gr16" draw:text-style-name="P2" xml:id="id10" draw:id="id10" draw:layer="layout" svg:width="1.6cm" svg:height="0.7cm" svg:x="4cm" svg:y="19.6cm">
          <text:p text:style-name="P1"><text:span text:style-name="T2">i++;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4.825cm" svg:y1="18.6cm" svg:x2="4.8cm" svg:y2="19.6cm" draw:start-shape="id9" draw:start-glue-point="8" draw:end-shape="id10" draw:end-glue-point="0" svg:d="M4825 18600l-25 1000" svg:viewBox="0 0 26 1001">
          <text:p/>
        </draw:connector>
        <draw:custom-shape draw:style-name="gr16" draw:text-style-name="P2" xml:id="id20" draw:id="id20" draw:layer="layout" svg:width="1.6cm" svg:height="0.7cm" svg:x="14.5cm" svg:y="22.8cm">
          <text:p text:style-name="P1"><text:span text:style-name="T2">i++;</text:span></text:p>
          <draw:enhanced-geometry svg:viewBox="0 0 21600 21600" draw:type="rectangle" draw:enhanced-path="M 0 0 L 21600 0 21600 21600 0 21600 0 0 Z N"/>
        </draw:custom-shape>
        <draw:connector draw:style-name="gr14" draw:text-style-name="P5" xml:id="id23" draw:id="id23" draw:layer="layout" draw:type="line" svg:x1="15.3cm" svg:y1="21.4cm" svg:x2="15.3cm" svg:y2="22.8cm" draw:start-shape="id21" draw:start-glue-point="2" draw:end-shape="id20" draw:end-glue-point="0" svg:d="M15300 21400v1400" svg:viewBox="0 0 1 1401">
          <text:p/>
        </draw:connector>
        <draw:connector draw:style-name="gr14" draw:text-style-name="P5" draw:layer="layout" draw:line-skew="-1.299cm" svg:x1="14.4cm" svg:y1="17.7cm" svg:x2="15.3cm" svg:y2="22.1cm" draw:start-shape="id17" draw:start-glue-point="5" draw:end-shape="id23" draw:end-glue-point="0" svg:d="M14400 17700h-1800v4400h2700" svg:viewBox="0 0 2701 4401">
          <text:p/>
        </draw:connector>
        <draw:custom-shape draw:style-name="gr16" draw:text-style-name="P2" xml:id="id18" draw:id="id18" draw:layer="layout" svg:width="1.6cm" svg:height="0.7cm" svg:x="14.3cm" svg:y="14.3cm">
          <text:p text:style-name="P1"><text:span text:style-name="T2">j++;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6.65cm" svg:y1="10.35cm" svg:x2="15.125cm" svg:y2="13.68cm" draw:start-shape="id15" draw:start-glue-point="7" draw:end-shape="id24" draw:end-glue-point="0" svg:d="M16650 10350h502v3330h-2027" svg:viewBox="0 0 2028 3331">
          <text:p/>
        </draw:connector>
        <draw:connector draw:style-name="gr14" draw:text-style-name="P5" xml:id="id24" draw:id="id24" draw:layer="layout" draw:type="line" svg:x1="15.15cm" svg:y1="13.06cm" svg:x2="15.1cm" svg:y2="14.3cm" draw:start-shape="id16" draw:start-glue-point="2" draw:end-shape="id18" draw:end-glue-point="0" svg:d="M15150 13060l-50 1240" svg:viewBox="0 0 51 1241">
          <text:p/>
        </draw:connector>
        <draw:custom-shape draw:style-name="gr20" draw:text-style-name="P5" xml:id="id22" draw:id="id22" draw:layer="layout" svg:width="1.2cm" svg:height="1.2cm" svg:x="14.6cm" svg:y="25.2cm">
          <text:p text:style-name="P1">3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page2" draw:style-name="dp1" draw:master-page-name="Výchozí">
        <draw:custom-shape draw:style-name="gr20" draw:text-style-name="P5" xml:id="id25" draw:id="id25" draw:layer="layout" svg:width="1.2cm" svg:height="1.2cm" svg:x="6.3cm" svg:y="1.7cm">
          <text:p text:style-name="P1">4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2" xml:id="id32" draw:id="id32" draw:layer="layout" svg:width="3.95cm" svg:height="1.1cm" svg:x="6.75cm" svg:y="19.8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" draw:text-style-name="P4" draw:layer="layout" svg:width="1.2cm" svg:height="0.607cm" svg:x="6.8cm" svg:y="10.193cm">
          <draw:text-box>
            <text:p text:style-name="P1"><text:span text:style-name="T3">ANO</text:span></text:p>
          </draw:text-box>
        </draw:frame>
        <draw:custom-shape draw:style-name="gr17" draw:text-style-name="P2" xml:id="id26" draw:id="id26" draw:layer="layout" svg:width="3.6cm" svg:height="0.8cm" svg:x="5.15cm" svg:y="5.7cm">
          <text:p text:style-name="P1"><text:span text:style-name="T4">i &lt; 0; i &lt; size - 1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4" draw:text-style-name="P5" draw:layer="layout" draw:type="line" svg:x1="6.9cm" svg:y1="2.9cm" svg:x2="6.95cm" svg:y2="5.7cm" draw:start-shape="id25" draw:start-glue-point="6" draw:end-shape="id26" draw:end-glue-point="4" svg:d="M6900 2900l50 2800" svg:viewBox="0 0 51 2801">
          <text:p/>
        </draw:connector>
        <draw:connector draw:style-name="gr14" draw:text-style-name="P5" draw:layer="layout" draw:type="line" svg:x1="6.958cm" svg:y1="6.5cm" svg:x2="6.85cm" svg:y2="8cm" draw:end-shape="id27" draw:end-glue-point="4" svg:d="M6958 6500l-108 1500" svg:viewBox="0 0 109 1501">
          <text:p/>
        </draw:connector>
        <draw:frame draw:style-name="gr10" draw:text-style-name="P4" draw:layer="layout" svg:width="1.2cm" svg:height="0.607cm" svg:x="5.8cm" svg:y="6.7cm">
          <draw:text-box>
            <text:p text:style-name="P1"><text:span text:style-name="T3">ANO</text:span></text:p>
          </draw:text-box>
        </draw:frame>
        <draw:custom-shape draw:style-name="gr21" draw:text-style-name="P3" xml:id="id27" draw:id="id27" draw:layer="layout" svg:width="2.7cm" svg:height="2.3cm" svg:x="5.5cm" svg:y="8cm">
          <text:p text:style-name="P1"><text:span text:style-name="T6">array[i] &lt; array[i + 1]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2" xml:id="id28" draw:id="id28" draw:layer="layout" svg:width="6.8cm" svg:height="0.7cm" svg:x="3.5cm" svg:y="11.5cm">
          <text:p text:style-name="P1"><text:span text:style-name="T2">differences[i] = array[i + 1] – array[i];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6.85cm" svg:y1="10.3cm" svg:x2="6.9cm" svg:y2="11.5cm" draw:start-shape="id27" draw:start-glue-point="6" draw:end-shape="id28" draw:end-glue-point="0" svg:d="M6850 10300l50 1200" svg:viewBox="0 0 51 1201">
          <text:p/>
        </draw:connector>
        <draw:connector draw:style-name="gr14" draw:text-style-name="P5" draw:layer="layout" draw:line-skew="0cm -1.749cm" svg:x1="6.9cm" svg:y1="17.9cm" svg:x2="5.15cm" svg:y2="6.1cm" draw:start-shape="id29" draw:start-glue-point="2" draw:end-shape="id26" draw:end-glue-point="5" svg:d="M6900 17900v501h-4000v-12301h2250" svg:viewBox="0 0 4001 12302">
          <text:p/>
        </draw:connector>
        <draw:frame draw:style-name="gr10" draw:text-style-name="P4" draw:layer="layout" svg:width="1.1cm" svg:height="0.607cm" svg:x="8.8cm" svg:y="5.193cm">
          <draw:text-box>
            <text:p text:style-name="P1"><text:span text:style-name="T3">NE</text:span></text:p>
          </draw:text-box>
        </draw:frame>
        <draw:frame draw:style-name="gr9" draw:text-style-name="P4" draw:layer="layout" svg:width="1.1cm" svg:height="0.625cm" svg:x="7.8cm" svg:y="8.64cm">
          <draw:text-box>
            <text:p text:style-name="P1"><text:span text:style-name="T3">NE</text:span></text:p>
          </draw:text-box>
        </draw:frame>
        <draw:custom-shape draw:style-name="gr16" draw:text-style-name="P2" xml:id="id29" draw:id="id29" draw:layer="layout" svg:width="1.6cm" svg:height="0.7cm" svg:x="6.1cm" svg:y="17.2cm">
          <text:p text:style-name="P1"><text:span text:style-name="T2">i++;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8.2cm" svg:y1="9.15cm" svg:x2="14.2cm" svg:y2="11.5cm" draw:start-shape="id27" draw:start-glue-point="7" draw:end-shape="id30" draw:end-glue-point="0" svg:d="M8200 9150h6000v2350" svg:viewBox="0 0 6001 2351">
          <text:p/>
        </draw:connector>
        <draw:connector draw:style-name="gr14" draw:text-style-name="P5" xml:id="id33" draw:id="id33" draw:layer="layout" draw:type="line" svg:x1="6.9cm" svg:y1="12.2cm" svg:x2="6.9cm" svg:y2="15.2cm" draw:start-shape="id28" draw:start-glue-point="2" draw:end-shape="id31" draw:end-glue-point="5" svg:d="M6900 12200v3000" svg:viewBox="0 0 1 3001">
          <text:p/>
        </draw:connector>
        <draw:custom-shape draw:style-name="gr22" draw:text-style-name="P2" xml:id="id30" draw:id="id30" draw:layer="layout" svg:width="6.8cm" svg:height="0.7cm" svg:x="10.8cm" svg:y="11.5cm">
          <text:p text:style-name="P1"><text:span text:style-name="T2">differences[i] = array[i] – array[i + 1];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line-skew="9.348cm 3.349cm" svg:x1="8.75cm" svg:y1="6.1cm" svg:x2="8.725cm" svg:y2="19.8cm" draw:start-shape="id26" draw:start-glue-point="7" draw:end-shape="id32" draw:end-glue-point="4" svg:d="M8750 6100h9850v10400h-9875v3300" svg:viewBox="0 0 9876 13701">
          <text:p/>
        </draw:connector>
        <draw:connector draw:style-name="gr14" draw:text-style-name="P5" draw:layer="layout" svg:x1="14.2cm" svg:y1="12.2cm" svg:x2="6.8cm" svg:y2="13.7cm" draw:start-shape="id30" draw:start-glue-point="2" draw:end-shape="id33" draw:end-glue-point="0" svg:d="M14200 12200v1500h-7400" svg:viewBox="0 0 7401 1501">
          <text:p/>
        </draw:connector>
        <draw:custom-shape draw:style-name="gr2" draw:text-style-name="P3" xml:id="id31" draw:id="id31" draw:layer="layout" svg:width="6cm" svg:height="1cm" svg:x="3.9cm" svg:y="15.2cm">
          <text:p text:style-name="P1"><text:span text:style-name="T2">piš (differences[i]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4" draw:text-style-name="P5" draw:layer="layout" draw:type="line" svg:x1="6.9cm" svg:y1="16.2cm" svg:x2="6.9cm" svg:y2="17.2cm" draw:start-shape="id31" draw:start-glue-point="8" draw:end-shape="id29" draw:end-glue-point="0" svg:d="M6900 162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8:35:13.281000000</meta:creation-date>
    <dc:date>2015-11-30T21:11:44.018000000</dc:date>
    <meta:editing-duration>PT2H43M4S</meta:editing-duration>
    <meta:editing-cycles>26</meta:editing-cycles>
    <meta:generator>LibreOffice/5.0.2.2$Windows_X86_64 LibreOffice_project/37b43f919e4de5eeaca9b9755ed688758a8251fe</meta:generator>
    <meta:document-statistic meta:object-count="79"/>
  </office:meta>
</office:document-meta>
</file>